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9000000AA67B912A0604E6BBB.png" manifest:media-type="image/png"/>
  <manifest:file-entry manifest:full-path="Pictures/10000001000001ED000000ADA5D2438CA71028B0.png" manifest:media-type="image/png"/>
  <manifest:file-entry manifest:full-path="Pictures/100000010000063C000003246476DF2B3D2527DE.png" manifest:media-type="image/png"/>
  <manifest:file-entry manifest:full-path="Pictures/10000001000002FB00000119865F227BAE3D8BB1.png" manifest:media-type="image/png"/>
  <manifest:file-entry manifest:full-path="Pictures/100000010000024400000041063EF6F3FE27F603.png" manifest:media-type="image/png"/>
  <manifest:file-entry manifest:full-path="Pictures/100000010000032C0000012D1F19875F6E1E12D3.png" manifest:media-type="image/png"/>
  <manifest:file-entry manifest:full-path="Pictures/100000010000023300000144D8CE9C093C8847DD.png" manifest:media-type="image/png"/>
  <manifest:file-entry manifest:full-path="Pictures/10000001000004C7000001441FDC08B986BFDCEE.png" manifest:media-type="image/png"/>
  <manifest:file-entry manifest:full-path="Pictures/10000001000004F00000013FC6563B470B315F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ecd1" officeooo:paragraph-rsid="0010ecd1"/>
    </style:style>
    <style:style style:name="P2" style:family="paragraph" style:parent-style-name="Standard">
      <style:paragraph-properties fo:break-before="page"/>
      <style:text-properties officeooo:rsid="0010ecd1" officeooo:paragraph-rsid="0010ec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0.12cm" svg:y="0.866cm" svg:width="17cm" svg:height="8.564cm" draw:z-index="0"><draw:image xlink:href="Pictures/100000010000063C000003246476DF2B3D2527DE.png" xlink:type="simple" xlink:show="embed" xlink:actuate="onLoad" draw:mime-type="image/png"/></draw:frame>1</text:p>
      <text:p text:style-name="P1"/>
      <text:p text:style-name="P1"/>
      <text:p text:style-name="P1">2</text:p>
      <text:p text:style-name="P1"><draw:frame draw:style-name="fr1" draw:name="Imagen2" text:anchor-type="char" svg:x="0.145cm" svg:y="0.335cm" svg:width="17cm" svg:height="6.301cm" draw:z-index="1"><draw:image xlink:href="Pictures/100000010000032C0000012D1F19875F6E1E12D3.png" xlink:type="simple" xlink:show="embed" xlink:actuate="onLoad" draw:mime-type="image/png"/></draw:frame></text:p>
      <text:p text:style-name="P1"/>
      <text:p text:style-name="P1">3</text:p>
      <text:p text:style-name="P1"><draw:frame draw:style-name="fr1" draw:name="Imagen3" text:anchor-type="char" svg:x="0.827cm" svg:y="0.153cm" svg:width="15.348cm" svg:height="1.72cm" draw:z-index="2"><draw:image xlink:href="Pictures/100000010000024400000041063EF6F3FE27F603.png" xlink:type="simple" xlink:show="embed" xlink:actuate="onLoad" draw:mime-type="image/png"/></draw:frame></text:p>
      <text:p text:style-name="P1"/>
      <text:p text:style-name="P2">4</text:p>
      <text:p text:style-name="P1"><draw:frame draw:style-name="fr3" draw:name="Imagen4" text:anchor-type="char" svg:width="13.046cm" svg:height="4.577cm" draw:z-index="3"><draw:image xlink:href="Pictures/10000001000001ED000000ADA5D2438CA71028B0.png" xlink:type="simple" xlink:show="embed" xlink:actuate="onLoad" draw:mime-type="image/png"/></draw:frame></text:p>
      <text:p text:style-name="P1"/>
      <text:p text:style-name="P1">5.</text:p>
      <text:p text:style-name="P1"><draw:frame draw:style-name="fr1" draw:name="Imagen5" text:anchor-type="char" svg:x="0cm" svg:y="0.404cm" svg:width="17cm" svg:height="4.501cm" draw:z-index="4"><draw:image xlink:href="Pictures/10000001000004C7000001441FDC08B986BFDCEE.png" xlink:type="simple" xlink:show="embed" xlink:actuate="onLoad" draw:mime-type="image/png"/></draw:frame></text:p>
      <text:p text:style-name="P1"/>
      <text:p text:style-name="P1">6</text:p>
      <text:p text:style-name="P1"><draw:frame draw:style-name="fr3" draw:name="Imagen6" text:anchor-type="char" svg:width="12.093cm" svg:height="4.498cm" draw:z-index="5"><draw:image xlink:href="Pictures/10000001000001C9000000AA67B912A0604E6BB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7.</text:p>
      <text:p text:style-name="P1"/>
      <text:p text:style-name="P1"><draw:frame draw:style-name="fr2" draw:name="Imagen7" text:anchor-type="char" svg:width="17cm" svg:height="6.26cm" draw:z-index="6"><draw:image xlink:href="Pictures/10000001000002FB00000119865F227BAE3D8BB1.png" xlink:type="simple" xlink:show="embed" xlink:actuate="onLoad" draw:mime-type="image/png"/></draw:frame></text:p>
      <text:p text:style-name="P1">8.</text:p>
      <text:p text:style-name="P1"><draw:frame draw:style-name="fr1" draw:name="Imagen8" text:anchor-type="char" svg:x="0.884cm" svg:y="0.323cm" svg:width="14.898cm" svg:height="8.573cm" draw:z-index="7"><draw:image xlink:href="Pictures/100000010000023300000144D8CE9C093C8847DD.png" xlink:type="simple" xlink:show="embed" xlink:actuate="onLoad" draw:mime-type="image/png"/></draw:frame></text:p>
      <text:p text:style-name="P1"/>
      <text:p text:style-name="P1">9 Este error es de la pantalla de mi compañero</text:p>
      <text:p text:style-name="P1"><draw:frame draw:style-name="fr1" draw:name="Imagen9" text:anchor-type="char" svg:x="0cm" svg:y="0.383cm" svg:width="17cm" svg:height="4.288cm" draw:z-index="8"><draw:image xlink:href="Pictures/10000001000004F00000013FC6563B470B315FD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>10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1T19:31:54.457000000</dc:date>
    <meta:editing-duration>PT1H4M54S</meta:editing-duration>
    <meta:editing-cycles>1</meta:editing-cycles>
    <meta:document-statistic meta:table-count="0" meta:image-count="9" meta:object-count="0" meta:page-count="4" meta:paragraph-count="10" meta:word-count="19" meta:character-count="61" meta:non-whitespace-character-count="51"/>
    <meta:generator>LibreOffice/7.4.2.3$Windows_X86_64 LibreOffice_project/382eef1f22670f7f4118c8c2dd222ec7ad009daf</meta:generator>
  </office:meta>
</office:document-meta>
</file>